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ClassWithoutDefaultConstructor.StaticClassWithoutDefaultConstructor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InitializerTest.should_fail_to_instantiate_field_if_default_constructor_throws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InitializerTest.should_fail_for_interface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InitializerTest.should_not_fail_if_interface_field_is_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itializerTest.should_fail_for_inner_class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InitializerTest.should_instantiate_field_with_default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InitializerTest.should_fail_for_abstract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InitializerTest.should_not_fail_if_inner_class_field_is_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ticClass.AbstractStati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InitializerTest.should_not_fail_if_local_type_field_is_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InitializerTest.should_instantiate_field_with_private_default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InitializerTest.should_fail_for_local_type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icClassThrowingExceptionDefaultConstructor.StaticClassThrowingException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itializerTest.should_fail_to_instantiate_field_if_no_default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InitializerTest.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itializerTest.should_not_fail_if_abstract_field_is_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itializerTest.should_instantiate_field_when_type_has_no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InitializerTest.should_keep_same_instance_if_field_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icClassWithPrivateDefaultConstructor.StaticClassWithPrivate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InitializerTest.can_instantiate_class_with_parameterized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nerClassType.Inner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aticClassWithDefaultConstructor.StaticClassWith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